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013fb8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fo:font-size="12pt" officeooo:paragraph-rsid="00013fb8" style:font-size-asian="12pt" style:font-size-complex="12pt"/>
    </style:style>
    <style:style style:name="P4" style:family="paragraph" style:parent-style-name="Heading_20_2" style:list-style-name="L1"/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Heading_20_2" style:list-style-name="L1">
      <style:paragraph-properties fo:margin-top="0.353cm" fo:margin-bottom="0cm" loext:contextual-spacing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orizontal_20_Line">
      <style:paragraph-properties style:border-line-width-bottom="0.071cm 0.071cm 0.071cm" fo:padding="0cm" fo:border-left="none" fo:border-right="none" fo:border-top="none" fo:border-bottom="6.01pt double #0000ff"/>
    </style:style>
    <style:style style:name="P9" style:family="paragraph" style:parent-style-name="Horizontal_20_Line">
      <style:paragraph-properties style:border-line-width-bottom="0.123cm 0.123cm 0.123cm" fo:padding="0cm" fo:border-left="none" fo:border-right="none" fo:border-top="none" fo:border-bottom="10.49pt double #0000ff"/>
    </style:style>
    <style:style style:name="P10" style:family="paragraph" style:parent-style-name="Horizontal_20_Line">
      <style:paragraph-properties style:border-line-width-bottom="0.37cm 0.37cm 0.37cm" fo:padding="0cm" fo:border-left="none" fo:border-right="none" fo:border-top="none" fo:border-bottom="31.49pt double #0000ff"/>
      <style:text-properties fo:font-size="12pt" style:font-size-asian="12pt" style:font-size-complex="12pt"/>
    </style:style>
    <style:style style:name="P11" style:family="paragraph" style:parent-style-name="Heading_20_3" style:list-style-name="L2">
      <style:text-properties fo:font-size="12pt" style:font-size-asian="12pt" style:font-size-complex="12pt"/>
    </style:style>
    <style:style style:name="P12" style:family="paragraph" style:parent-style-name="Heading_20_3" style:list-style-name="L3">
      <style:text-properties fo:font-size="12pt" style:font-size-asian="12pt" style:font-size-complex="12pt"/>
    </style:style>
    <style:style style:name="P13" style:family="paragraph" style:parent-style-name="Heading_20_3" style:list-style-name="L4">
      <style:text-properties fo:font-size="12pt" style:font-size-asian="12pt" style:font-size-complex="12pt"/>
    </style:style>
    <style:style style:name="P14" style:family="paragraph" style:parent-style-name="Heading_20_3" style:list-style-name="L5">
      <style:text-properties fo:font-size="12pt" style:font-size-asian="12pt" style:font-size-complex="12pt"/>
    </style:style>
    <style:style style:name="P15" style:family="paragraph" style:parent-style-name="Heading_20_3" style:list-style-name="L6">
      <style:text-properties fo:font-size="12pt" style:font-size-asian="12pt" style:font-size-complex="12pt"/>
    </style:style>
    <style:style style:name="P16" style:family="paragraph" style:parent-style-name="Heading_20_3" style:list-style-name="L2">
      <style:paragraph-properties fo:margin-top="0.247cm" fo:margin-bottom="0cm" loext:contextual-spacing="false"/>
      <style:text-properties fo:font-size="12pt" style:font-size-asian="12pt" style:font-size-complex="12pt"/>
    </style:style>
    <style:style style:name="P17" style:family="paragraph" style:parent-style-name="Heading_20_3" style:list-style-name="L3">
      <style:paragraph-properties fo:margin-top="0.247cm" fo:margin-bottom="0cm" loext:contextual-spacing="false"/>
      <style:text-properties fo:font-size="12pt" style:font-size-asian="12pt" style:font-size-complex="12pt"/>
    </style:style>
    <style:style style:name="P18" style:family="paragraph" style:parent-style-name="Heading_20_3" style:list-style-name="L4">
      <style:paragraph-properties fo:margin-top="0.247cm" fo:margin-bottom="0cm" loext:contextual-spacing="false"/>
      <style:text-properties fo:font-size="12pt" style:font-size-asian="12pt" style:font-size-complex="12pt"/>
    </style:style>
    <style:style style:name="P19" style:family="paragraph" style:parent-style-name="Heading_20_3" style:list-style-name="L5">
      <style:paragraph-properties fo:margin-top="0.247cm" fo:margin-bottom="0cm" loext:contextual-spacing="false"/>
      <style:text-properties fo:font-size="12pt" style:font-size-asian="12pt" style:font-size-complex="12pt"/>
    </style:style>
    <style:style style:name="P20" style:family="paragraph" style:parent-style-name="Heading_20_3" style:list-style-name="L6">
      <style:paragraph-properties fo:margin-top="0.247cm" fo:margin-bottom="0cm" loext:contextual-spacing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13fb8"/>
    </style:style>
    <text:list-style style:name="L1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text:style-name="Numbering_20_Symbols" style:num-suffix="." style:num-format="I">
        <style:list-level-properties text:space-before="1.995cm" text:min-label-width="0.499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menu"/>M<text:tab/>E<text:tab/>N<text:tab/>Ú</text:h>
      <text:p text:style-name="Text_20_body"><text:line-break/></text:p>
      <text:list xml:id="list317182833" text:style-name="L1">
        <text:list-item>
          <text:list>
            <text:list-item>
              <text:h text:style-name="P6" text:outline-level="2"><text:a xlink:type="simple" xlink:href="../Ejercicio9%20_Listas%20ordenadas_desordenadas_Sil.html#Especialidades" text:style-name="Internet_20_link" text:visited-style-name="Visited_20_Internet_20_Link"><text:span text:style-name="T2">Especialidades</text:span></text:a><text:span text:style-name="T2"> </text:span></text:h>
            </text:list-item>
            <text:list-item>
              <text:h text:style-name="P6" text:outline-level="2"><text:a xlink:type="simple" xlink:href="../Ejercicio9%20_Listas%20ordenadas_desordenadas_Sil.html#Entrantes" text:style-name="Internet_20_link" text:visited-style-name="Visited_20_Internet_20_Link"><text:span text:style-name="T2">Entrantes</text:span></text:a><text:span text:style-name="T2"> </text:span></text:h>
            </text:list-item>
            <text:list-item>
              <text:h text:style-name="P6" text:outline-level="2"><text:a xlink:type="simple" xlink:href="../Ejercicio9%20_Listas%20ordenadas_desordenadas_Sil.html#pplatos" text:style-name="Internet_20_link" text:visited-style-name="Visited_20_Internet_20_Link"><text:span text:style-name="T2">Primeros platos</text:span></text:a><text:span text:style-name="T2"> </text:span></text:h>
            </text:list-item>
            <text:list-item>
              <text:h text:style-name="P6" text:outline-level="2"><text:a xlink:type="simple" xlink:href="../Ejercicio9%20_Listas%20ordenadas_desordenadas_Sil.html#splatos" text:style-name="Internet_20_link" text:visited-style-name="Visited_20_Internet_20_Link"><text:span text:style-name="T2">Segundos platos</text:span></text:a><text:span text:style-name="T2"> </text:span></text:h>
            </text:list-item>
            <text:list-item>
              <text:h text:style-name="P6" text:outline-level="2"><text:a xlink:type="simple" xlink:href="../Ejercicio9%20_Listas%20ordenadas_desordenadas_Sil.html#postres" text:style-name="Internet_20_link" text:visited-style-name="Visited_20_Internet_20_Link"><text:span text:style-name="T2">Postres</text:span></text:a><text:span text:style-name="T2"> </text:span></text:h>
            </text:list-item>
            <text:list-item>
              <text:h text:style-name="P4" text:outline-level="2"><text:a xlink:type="simple" xlink:href="../Ejercicio9%20_Listas%20ordenadas_desordenadas_Sil.html#bebidas" text:style-name="Internet_20_link" text:visited-style-name="Visited_20_Internet_20_Link"><text:span text:style-name="T2">Bebidas</text:span></text:a><text:span text:style-name="T2"> </text:span></text:h>
            </text:list-item>
          </text:list>
        </text:list-item>
      </text:list>
      <text:p text:style-name="P8"/>
      <text:p text:style-name="P9"/>
      <text:p text:style-name="Text_20_body"><text:line-break/><text:line-break/><text:line-break/><text:line-break/><text:line-break/><text:line-break/><text:line-break/><text:line-break/><text:line-break/></text:p>
      <text:h text:style-name="P5" text:outline-level="2"><text:bookmark text:name="Especialidades"/>Especialidades:</text:h>
      <text:p text:style-name="P3"><text:bookmark text:name="Especialidades1"/><text:s/><text:line-break/><text:span text:style-name="T3">T</text:span>ortilla de bacalao</text:p>
      <text:p text:style-name="P3">Alubias de Tolosa</text:p>
      <text:p text:style-name="P3">Lubina estilo Orio</text:p>
      <text:p text:style-name="P3">Goxua</text:p>
      <text:p text:style-name="P3">Txakoli de Getaria </text:p>
      <text:p text:style-name="P10"/>
      <text:h text:style-name="Heading_20_3" text:outline-level="3"><text:bookmark text:name="Especialidades2"/><text:a xlink:type="simple" xlink:href="../Ejercicio9%20_Listas%20ordenadas_desordenadas_Sil.html#menu" text:style-name="Internet_20_link" text:visited-style-name="Visited_20_Internet_20_Link"><text:span text:style-name="T1">IR AL MENÚ</text:span></text:a></text:h>
      <text:p text:style-name="P1"><text:line-break/><text:line-break/><text:soft-page-break/><text:line-break/><text:bookmark text:name="Entrantes"/>Entrantes:</text:p>
      <text:list xml:id="list3584493862" text:style-name="L2">
        <text:list-item>
          <text:list>
            <text:list-item>
              <text:list>
                <text:list-item>
                  <text:h text:style-name="P16" text:outline-level="3"><text:bookmark text:name="Entrantes1"/>Choricicos a la sidra </text:h>
                </text:list-item>
                <text:list-item>
                  <text:h text:style-name="P16" text:outline-level="3">Champiñones </text:h>
                </text:list-item>
                <text:list-item>
                  <text:h text:style-name="P16" text:outline-level="3">Tortilla de bacalao </text:h>
                </text:list-item>
                <text:list-item>
                  <text:h text:style-name="P16" text:outline-level="3">Almejas chups </text:h>
                </text:list-item>
                <text:list-item>
                  <text:h text:style-name="P16" text:outline-level="3">Kokotxas rebozadas </text:h>
                </text:list-item>
                <text:list-item>
                  <text:h text:style-name="P16" text:outline-level="3">Gambas a la plancha </text:h>
                </text:list-item>
                <text:list-item>
                  <text:h text:style-name="P11" text:outline-level="3">Revuelto de setas </text:h>
                </text:list-item>
              </text:list>
            </text:list-item>
          </text:list>
        </text:list-item>
      </text:list>
      <text:p text:style-name="P10"/>
      <text:p text:style-name="P1"/>
      <text:h text:style-name="Heading_20_3" text:outline-level="3"><text:bookmark text:name="Entrantes2"/><text:a xlink:type="simple" xlink:href="../Ejercicio9%20_Listas%20ordenadas_desordenadas_Sil.html#menu" text:style-name="Internet_20_link" text:visited-style-name="Visited_20_Internet_20_Link"><text:span text:style-name="T1">IR AL MENÚ</text:span></text:a></text:h>
      <text:p text:style-name="P1"><text:line-break/><text:bookmark text:name="pplatos"/>Primeros platos</text:p>
      <text:list xml:id="list195115613" text:style-name="L3">
        <text:list-item>
          <text:list>
            <text:list-item>
              <text:list>
                <text:list-item>
                  <text:h text:style-name="P17" text:outline-level="3"><text:bookmark text:name="pplatos1"/>Ensalada mixta </text:h>
                </text:list-item>
                <text:list-item>
                  <text:h text:style-name="P17" text:outline-level="3">Ensaladilla rusa </text:h>
                </text:list-item>
                <text:list-item>
                  <text:h text:style-name="P17" text:outline-level="3">Borraja con patatas </text:h>
                </text:list-item>
                <text:list-item>
                  <text:h text:style-name="P17" text:outline-level="3">Coliflor </text:h>
                </text:list-item>
                <text:list-item>
                  <text:h text:style-name="P17" text:outline-level="3">Lentejas viudas </text:h>
                </text:list-item>
                <text:list-item>
                  <text:h text:style-name="P17" text:outline-level="3">Alubias de Tolosa con sus sacramentos </text:h>
                </text:list-item>
                <text:list-item>
                  <text:h text:style-name="P17" text:outline-level="3">Pasta con gambas </text:h>
                </text:list-item>
                <text:list-item>
                  <text:h text:style-name="P17" text:outline-level="3">Arroz a la cubana </text:h>
                </text:list-item>
                <text:list-item>
                  <text:h text:style-name="P12" text:outline-level="3">Paella de marisco </text:h>
                </text:list-item>
              </text:list>
            </text:list-item>
          </text:list>
        </text:list-item>
      </text:list>
      <text:p text:style-name="P10"/>
      <text:h text:style-name="Heading_20_3" text:outline-level="3"><text:bookmark text:name="pplatos2"/><text:a xlink:type="simple" xlink:href="../Ejercicio9%20_Listas%20ordenadas_desordenadas_Sil.html#menu" text:style-name="Internet_20_link" text:visited-style-name="Visited_20_Internet_20_Link"><text:span text:style-name="T1">IR AL MENÚ</text:span></text:a></text:h>
      <text:p text:style-name="P2"><text:line-break/></text:p>
      <text:p text:style-name="P2"/>
      <text:p text:style-name="P2"/>
      <text:p text:style-name="P2"/>
      <text:p text:style-name="P2"><text:bookmark text:name="splatos"/><text:soft-page-break/>Segundos platos</text:p>
      <text:list xml:id="list3895647292" text:style-name="L4">
        <text:list-item>
          <text:list>
            <text:list-item>
              <text:list>
                <text:list-item>
                  <text:h text:style-name="P18" text:outline-level="3"><text:bookmark text:name="splatos1"/>Merluza a la romana </text:h>
                </text:list-item>
                <text:list-item>
                  <text:h text:style-name="P18" text:outline-level="3">Rape al horno </text:h>
                </text:list-item>
                <text:list-item>
                  <text:h text:style-name="P18" text:outline-level="3">Lubina estilo Orio </text:h>
                </text:list-item>
                <text:list-item>
                  <text:h text:style-name="P18" text:outline-level="3">Filete con patatas </text:h>
                </text:list-item>
                <text:list-item>
                  <text:h text:style-name="P18" text:outline-level="3">Entrecot con patatas y pimientos del piquillo </text:h>
                </text:list-item>
                <text:list-item>
                  <text:h text:style-name="P18" text:outline-level="3">Librillos de lomo </text:h>
                </text:list-item>
                <text:list-item>
                  <text:h text:style-name="P18" text:outline-level="3">Carrilleras de ternera </text:h>
                </text:list-item>
                <text:list-item>
                  <text:h text:style-name="P18" text:outline-level="3">Brocheta de solomillo de cerdo y verduras </text:h>
                </text:list-item>
                <text:list-item>
                  <text:h text:style-name="P13" text:outline-level="3">Jabalí </text:h>
                </text:list-item>
              </text:list>
            </text:list-item>
          </text:list>
        </text:list-item>
      </text:list>
      <text:p text:style-name="P10"/>
      <text:p text:style-name="P1"/>
      <text:h text:style-name="Heading_20_3" text:outline-level="3"><text:bookmark text:name="splatos2"/><text:a xlink:type="simple" xlink:href="../Ejercicio9%20_Listas%20ordenadas_desordenadas_Sil.html#menu" text:style-name="Internet_20_link" text:visited-style-name="Visited_20_Internet_20_Link"><text:span text:style-name="T1">IR AL MENÚ</text:span></text:a></text:h>
      <text:p text:style-name="P1"/>
      <text:h text:style-name="P5" text:outline-level="2"><text:bookmark text:name="postres"/>Postres</text:h>
      <text:list xml:id="list1750723050" text:style-name="L5">
        <text:list-item>
          <text:list>
            <text:list-item>
              <text:list>
                <text:list-item>
                  <text:h text:style-name="P19" text:outline-level="3"><text:bookmark text:name="postres1"/>Flan con nata </text:h>
                </text:list-item>
                <text:list-item>
                  <text:h text:style-name="P19" text:outline-level="3">Helado contesa </text:h>
                </text:list-item>
                <text:list-item>
                  <text:h text:style-name="P19" text:outline-level="3">Goxua </text:h>
                </text:list-item>
                <text:list-item>
                  <text:h text:style-name="P19" text:outline-level="3">Cuajada </text:h>
                </text:list-item>
                <text:list-item>
                  <text:h text:style-name="P19" text:outline-level="3">Melón </text:h>
                </text:list-item>
                <text:list-item>
                  <text:h text:style-name="P19" text:outline-level="3">Pantxineta </text:h>
                </text:list-item>
                <text:list-item>
                  <text:h text:style-name="P19" text:outline-level="3">Manzana </text:h>
                </text:list-item>
                <text:list-item>
                  <text:h text:style-name="P19" text:outline-level="3">Plátano </text:h>
                </text:list-item>
                <text:list-item>
                  <text:h text:style-name="P14" text:outline-level="3">Crèpes de chocolate </text:h>
                </text:list-item>
              </text:list>
            </text:list-item>
          </text:list>
        </text:list-item>
      </text:list>
      <text:p text:style-name="P10"/>
      <text:p text:style-name="P1"/>
      <text:h text:style-name="Heading_20_3" text:outline-level="3"><text:bookmark text:name="postres2"/><text:a xlink:type="simple" xlink:href="../Ejercicio9%20_Listas%20ordenadas_desordenadas_Sil.html#menu" text:style-name="Internet_20_link" text:visited-style-name="Visited_20_Internet_20_Link"><text:span text:style-name="T1">IR AL MENÚ</text:span></text:a></text:h>
      <text:p text:style-name="P1"><text:line-break/><text:line-break/></text:p>
      <text:h text:style-name="P5" text:outline-level="2"><text:bookmark text:name="bebidas"/><text:soft-page-break/>Bebidas</text:h>
      <text:list xml:id="list3291097014" text:style-name="L6">
        <text:list-item>
          <text:list>
            <text:list-item>
              <text:h text:style-name="P20" text:outline-level="3"><text:bookmark text:name="bebidas1"/>Aguas </text:h>
              <text:list>
                <text:list-item>
                  <text:h text:style-name="P20" text:outline-level="3">Agua de Insalus </text:h>
                </text:list-item>
                <text:list-item>
                  <text:h text:style-name="P20" text:outline-level="3">Agua de Belaskoain </text:h>
                </text:list-item>
                <text:list-item>
                  <text:h text:style-name="P20" text:outline-level="3">Agua de Mondariz </text:h>
                </text:list-item>
                <text:list-item>
                  <text:h text:style-name="P20" text:outline-level="3">Agua de Vichy </text:h>
                </text:list-item>
              </text:list>
            </text:list-item>
            <text:list-item>
              <text:h text:style-name="P20" text:outline-level="3">Cervezas </text:h>
              <text:list>
                <text:list-item>
                  <text:h text:style-name="P20" text:outline-level="3">Cerveza Amstel </text:h>
                </text:list-item>
                <text:list-item>
                  <text:h text:style-name="P20" text:outline-level="3">Cerveza Heineken </text:h>
                </text:list-item>
                <text:list-item>
                  <text:h text:style-name="P20" text:outline-level="3">Cerveza Keler </text:h>
                </text:list-item>
                <text:list-item>
                  <text:h text:style-name="P20" text:outline-level="3">Cerveza Guiness </text:h>
                </text:list-item>
              </text:list>
            </text:list-item>
            <text:list-item>
              <text:h text:style-name="P20" text:outline-level="3">Txakolis </text:h>
              <text:list>
                <text:list-item>
                  <text:h text:style-name="P20" text:outline-level="3">Txakoli Ameztoi </text:h>
                </text:list-item>
                <text:list-item>
                  <text:h text:style-name="P20" text:outline-level="3">Txakoli Txomin Etxaniz </text:h>
                </text:list-item>
                <text:list-item>
                  <text:h text:style-name="P20" text:outline-level="3">Txakoli Talai Berri </text:h>
                </text:list-item>
                <text:list-item>
                  <text:h text:style-name="P20" text:outline-level="3">Txakoli Mokoroa </text:h>
                </text:list-item>
              </text:list>
            </text:list-item>
            <text:list-item>
              <text:h text:style-name="P20" text:outline-level="3">Blancos </text:h>
              <text:list>
                <text:list-item>
                  <text:h text:style-name="P20" text:outline-level="3">Castillo de Monjardín - Navarra </text:h>
                </text:list-item>
                <text:list-item>
                  <text:h text:style-name="P20" text:outline-level="3">Chivite - Navarra </text:h>
                </text:list-item>
                <text:list-item>
                  <text:h text:style-name="P20" text:outline-level="3">Protos Verdejo - Rueda </text:h>
                </text:list-item>
                <text:list-item>
                  <text:h text:style-name="P20" text:outline-level="3">El Perro Verde - Rueda </text:h>
                </text:list-item>
              </text:list>
            </text:list-item>
            <text:list-item>
              <text:h text:style-name="P20" text:outline-level="3">Rosados </text:h>
              <text:list>
                <text:list-item>
                  <text:h text:style-name="P20" text:outline-level="3">Lambrusco </text:h>
                </text:list-item>
                <text:list-item>
                  <text:h text:style-name="P20" text:outline-level="3">Chivite </text:h>
                </text:list-item>
                <text:list-item>
                  <text:h text:style-name="P20" text:outline-level="3">Homenaje </text:h>
                </text:list-item>
                <text:list-item>
                  <text:h text:style-name="P20" text:outline-level="3">Iñurrieta </text:h>
                </text:list-item>
              </text:list>
            </text:list-item>
            <text:list-item>
              <text:h text:style-name="P20" text:outline-level="3">Tintos crianza </text:h>
              <text:list>
                <text:list-item>
                  <text:h text:style-name="P20" text:outline-level="3">Príncipe de Viana </text:h>
                </text:list-item>
                <text:list-item>
                  <text:h text:style-name="P20" text:outline-level="3">Iñurrieta Cuatrocientos </text:h>
                </text:list-item>
                <text:list-item>
                  <text:h text:style-name="P20" text:outline-level="3">Magaña </text:h>
                </text:list-item>
                <text:list-item>
                  <text:h text:style-name="P15" text:outline-level="3">Pruno Ribera del Duero </text:h>
                </text:list-item>
              </text:list>
            </text:list-item>
          </text:list>
        </text:list-item>
      </text:list>
      <text:p text:style-name="P1"/>
      <text:h text:style-name="Heading_20_3" text:outline-level="3"><text:bookmark text:name="bebidas2"/><text:a xlink:type="simple" xlink:href="../Ejercicio9%20_Listas%20ordenadas_desordenadas_Sil.html#menu" text:style-name="Internet_20_link" text:visited-style-name="Visited_20_Internet_20_Link"><text:span text:style-name="T1">IR AL MENÚ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33:06.648000000</meta:creation-date>
    <dc:date>2018-10-05T11:36:29.025000000</dc:date>
    <meta:editing-duration>PT3M23S</meta:editing-duration>
    <meta:editing-cycles>1</meta:editing-cycles>
    <meta:document-statistic meta:table-count="0" meta:image-count="0" meta:object-count="0" meta:page-count="4" meta:paragraph-count="92" meta:word-count="282" meta:character-count="1447" meta:non-whitespace-character-count="1233"/>
    <meta:generator>LibreOffice/5.4.2.2$Windows_x86 LibreOffice_project/22b09f6418e8c2d508a9eaf86b2399209b0990f4</meta:generator>
  </office:meta>
</office:document-meta>
</file>